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arial"/>
    </style:style>
    <style:style style:name="P3" style:family="paragraph" style:parent-style-name="Text_20_body">
      <style:paragraph-properties fo:margin-top="0cm" fo:margin-bottom="0.423cm"/>
    </style:style>
    <style:style style:name="P4" style:family="paragraph" style:parent-style-name="Text_20_body">
      <style:paragraph-properties fo:margin-top="0cm" fo:margin-bottom="0.423cm"/>
      <style:text-properties style:font-name="arial"/>
    </style:style>
    <style:style style:name="T1" style:family="text">
      <style:text-properties style:font-name="arial"/>
    </style:style>
    <style:style style:name="T2" style:family="text">
      <style:text-properties style:font-name="arial" fo:font-weight="bold"/>
    </style:style>
    <style:style style:name="T3" style:family="text">
      <style:text-properties fo:font-weight="bold"/>
    </style:style>
    <style:style style:name="T4" style:family="text">
      <style:text-properties fo:font-style="italic"/>
    </style:style>
    <style:style style:name="T5" style:family="text">
      <style:text-properties fo:color="#8888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line-break/></text:span><text:span text:style-name="T2">1. Élaboration d'une cible de calibration fixe (chessboard) (A définir) :</text:span></text:p>
      <text:p text:style-name="P1"/>
      <text:p text:style-name="P2">Les images du chessboard, ne permettent pas sans connaissance a priori de calibrer une origine précise lors de la calibration, de plus la cible est fragile et ne garde pas la même position/caractéristique au cours du temps. L'idée est donc d'améliorer la cible de calibration pour connaitre le plus précisément possible ses caractéristiques (sa hauteur, sa position, sont orientation, la taille du chessboard, etc.) sans changement au cours du temps. L'un des buts sera donc de pouvoir de définir une origine précise (0, 0, 0) au niveau du sol de la cabine et à la base de l'axe de rotation de la cible après calibration.</text:p>
      <text:p text:style-name="P1"/>
      <text:p text:style-name="P2"><text:span text:style-name="T3">2. Zoom (Doutes) :</text:span><text:line-break/><text:line-break/>La nouvelle camera permets un zoom sur les images, on peut alors calibrer la camera avec un nouveau set d'image cible (chessboard) acquit avec ce zoom et dépiler nos algorithmes avec les images issues de la manip.<text:line-break/><text:line-break/>Le problème se pose si on veut par exemple zoomer sur nos plantes en début de manip et dé-zoomer en milieu ou fin de manip quand nos plantes sont grandes. Ne connaissant pas le facteur de zoom ou dé-zoom appliqué, on ne peut pas avec les moyens actuels de calibration mettre à la même échelle nos reconstructions de plante.<text:line-break/><text:line-break/><text:span text:style-name="T4">Edit :</text:span> Après réflexion, il me parait maintenant que les deux reconstructions peuvent être mises à la même échelle réelle (cm) si la position/taille/origine de la cible est connu. J'aimerais tester une calibration avec des images de cible (chessboard) zoomé.</text:p>
      <text:p text:style-name="P1"/>
      <text:p text:style-name="P2"><text:span text:style-name="T3">2. L'entrée du pipeline RATP deviens :</text:span> plant surface area + mesh (= vertices + faces) + normal<text:line-break/><text:line-break/><text:span text:style-name="T3">3. Fichier de configuration (A valider) :</text:span> L'idée serait de sortir la lecture des fichiers de configuration de la bibliothèque et les utiliser en amont des appels aux fonctions de la library.<text:line-break/><text:line-break/><text:span text:style-name="T3">4. Server INRA (En cours) :</text:span> Installation en root des dépendances nécessaire à l'installation/compilation des packages en local depuis les sources ou "pip install / "easy_install"</text:p>
      <text:p text:style-name="P2"/>
      <text:p text:style-name="P2"><text:span text:style-name="T3">5. Next Coding Sprint (A valider) :</text:span> Jeudi 12 novembre</text:p>
      <text:p text:style-name="P1"/>
      <text:p text:style-name="P3"><text:span text:style-name="T2">7. Abandon du maintien du package opencv (A valider) :</text:span></text:p>
      <text:p text:style-name="P4">Suite à la nouvelle version de OpenCv 3.0, la migration du paquet opencv de OpenCv 2.4 a OpenCv 3.0 parait lourde et coûteuse en temps, pour une utilité non encore avér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7S</meta:editing-duration>
    <meta:editing-cycles>6</meta:editing-cycles>
    <meta:generator>OpenOffice/4.1.1$Win32 OpenOffice.org_project/411m6$Build-9775</meta:generator>
    <dc:date>2016-07-19T17:11:48.48</dc:date>
    <meta:document-statistic meta:table-count="0" meta:image-count="0" meta:object-count="0" meta:page-count="1" meta:paragraph-count="7" meta:word-count="383" meta:character-count="2255"/>
    <meta:user-defined meta:name="Info 1"/>
    <meta:user-defined meta:name="Info 2"/>
    <meta:user-defined meta:name="Info 3"/>
    <meta:user-defined meta:name="Info 4"/>
  </office:meta>
</office:document-meta>
</file>